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77cm" svg:height="2.685cm" draw:transform="skewX (-0.0010471975511966) rotate (-1.55212130379856) translate (6.30970660916359cm 3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2cm" svg:height="0.66cm" draw:transform="skewX (0.00244346095279208) rotate (-2.15652882376419) translate (4.32088958045838cm 3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8) rotate (-2.1556561591382) translate (6.57079065192771cm 3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1) rotate (-1.55194677087336) translate (6.35036529608568cm 7.0509584135873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608) rotate (-2.1556561591382) translate (4.38579065192771cm 7.47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8) rotate (-2.15652882376419) translate (6.6358895804584cm 7.20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4.051cm" svg:height="0.775cm" draw:transform="skewX (0.000174532925199438) rotate (-1.55264490257416) translate (5.31566602815128cm 3.4396533370027cm)" svg:viewBox="0 0 4052 776" svg:d="M143 709c342 30 1028 55 1748 66 718 6 1751-21 2124-26 128 2-105-705-221-709-341-1-801 94-1638 103-838 10-1748-69-2104-143-120-16-7 698 91 709z">
          <text:p/>
        </draw:path>
        <draw:path draw:style-name="gr1" draw:text-style-name="P1" draw:layer="layout" svg:width="0.903cm" svg:height="0.661cm" draw:transform="skewX (0.0012217304763961) rotate (-2.15687788961459) translate (5.4436401432272cm 3.45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skewX (0.00244346095279204) rotate (-2.1556561591382) translate (5.47230699928339cm 7.2123561881004cm)" svg:viewBox="0 0 904 662" svg:d="M527 644c137-64 329-219 367-367 35-139-27-185-184-243-156-57-352-32-459-4-277 72-309 187-173 370 136 182 314 309 449 244z">
          <text:p/>
        </draw:path>
        <draw:path draw:style-name="gr2" draw:text-style-name="P2" draw:layer="layout" svg:width="2.592cm" svg:height="2.224cm" draw:transform="rotate (-0.438601241026175) translate (4.1830522500762cm 0.319446844621098cm)" svg:viewBox="0 0 2593 2225" svg:d="M1799 1998c590-350 823-1216 791-1730s-672-177-658 88 80 670-402 972c-483 301-832-7-1083-163s-661 529-312 810c348 282 1073 373 1664 23z">
          <text:p/>
        </draw:path>
        <draw:path draw:style-name="gr3" draw:text-style-name="P2" draw:layer="layout" svg:width="0.903cm" svg:height="0.661cm" draw:transform="rotate (-2.15757602131539) translate (4.23399110710379cm 1.6366151038323cm)" svg:viewBox="0 0 904 662" svg:d="M527 644c137-64 329-219 367-368 35-139-27-185-184-242-156-57-351-32-459-3-277 72-309 187-173 370 136 181 313 308 449 243z">
          <text:p/>
        </draw:path>
        <draw:path draw:style-name="gr4" draw:text-style-name="P2" draw:layer="layout" svg:width="0.903cm" svg:height="0.661cm" draw:transform="rotate (-2.15757602131539) translate (6.60099110710381cm 1.410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47:46.228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